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Ubuntu" fo:font-size="14pt" officeooo:rsid="000f8f8b" officeooo:paragraph-rsid="000f8f8b" style:font-size-asian="14pt" style:font-size-complex="14pt"/>
    </style:style>
    <style:style style:name="P2" style:family="paragraph" style:parent-style-name="Text_20_body">
      <style:paragraph-properties fo:line-height="150%"/>
      <style:text-properties style:font-name="Ubuntu" fo:font-size="14pt" officeooo:rsid="000f8f8b" officeooo:paragraph-rsid="0017db62" style:font-size-asian="14pt" style:font-size-complex="14pt"/>
    </style:style>
    <style:style style:name="P3" style:family="paragraph" style:parent-style-name="Text_20_body">
      <style:paragraph-properties fo:line-height="150%"/>
      <style:text-properties style:font-name="Ubuntu" fo:font-size="14pt" officeooo:rsid="00130f1a" officeooo:paragraph-rsid="00130f1a" style:font-size-asian="14pt" style:font-size-complex="14pt"/>
    </style:style>
    <style:style style:name="P4" style:family="paragraph" style:parent-style-name="Text_20_body">
      <style:paragraph-properties fo:line-height="150%"/>
      <style:text-properties style:font-name="Ubuntu" fo:font-size="14pt" officeooo:rsid="001091f3" officeooo:paragraph-rsid="001091f3" style:font-size-asian="14pt" style:font-size-complex="14pt"/>
    </style:style>
    <style:style style:name="P5" style:family="paragraph" style:parent-style-name="Text_20_body">
      <style:paragraph-properties fo:line-height="150%"/>
      <style:text-properties style:font-name="Ubuntu" fo:font-size="14pt" officeooo:rsid="00117877" officeooo:paragraph-rsid="00117877" style:font-size-asian="14pt" style:font-size-complex="14pt"/>
    </style:style>
    <style:style style:name="P6" style:family="paragraph" style:parent-style-name="Text_20_body">
      <style:paragraph-properties fo:line-height="150%"/>
      <style:text-properties style:font-name="Ubuntu" fo:font-size="14pt" officeooo:rsid="00117877" officeooo:paragraph-rsid="0019cf7f" style:font-size-asian="14pt" style:font-size-complex="14pt"/>
    </style:style>
    <style:style style:name="P7" style:family="paragraph" style:parent-style-name="Text_20_body">
      <style:paragraph-properties fo:line-height="150%"/>
      <style:text-properties style:font-name="Ubuntu" fo:font-size="14pt" officeooo:rsid="0019cf7f" officeooo:paragraph-rsid="0019cf7f" style:font-size-asian="14pt" style:font-size-complex="14pt"/>
    </style:style>
    <style:style style:name="P8" style:family="paragraph" style:parent-style-name="Text_20_body">
      <style:paragraph-properties fo:line-height="150%"/>
      <style:text-properties style:font-name="Ubuntu" fo:font-size="14pt" officeooo:rsid="001dac58" officeooo:paragraph-rsid="001dac58" style:font-size-asian="14pt" style:font-size-complex="14pt"/>
    </style:style>
    <style:style style:name="P9" style:family="paragraph" style:parent-style-name="Text_20_body">
      <style:paragraph-properties fo:line-height="150%"/>
      <style:text-properties style:font-name="Ubuntu" fo:font-size="14pt" officeooo:rsid="00208224" officeooo:paragraph-rsid="00208224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Ubuntu" fo:font-size="14pt" officeooo:rsid="00208224" officeooo:paragraph-rsid="00519a06" style:font-size-asian="14pt" style:font-size-complex="14pt"/>
    </style:style>
    <style:style style:name="P11" style:family="paragraph" style:parent-style-name="Text_20_body">
      <style:paragraph-properties fo:line-height="150%"/>
      <style:text-properties style:font-name="Ubuntu" fo:font-size="14pt" officeooo:rsid="002139e0" officeooo:paragraph-rsid="002139e0" style:font-size-asian="14pt" style:font-size-complex="14pt"/>
    </style:style>
    <style:style style:name="P12" style:family="paragraph" style:parent-style-name="Text_20_body">
      <style:paragraph-properties fo:line-height="150%"/>
      <style:text-properties style:font-name="Ubuntu" fo:font-size="14pt" officeooo:rsid="002139e0" officeooo:paragraph-rsid="00519a06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Ubuntu" fo:font-size="14pt" officeooo:rsid="00237574" officeooo:paragraph-rsid="00237574" style:font-size-asian="14pt" style:font-size-complex="14pt"/>
    </style:style>
    <style:style style:name="P14" style:family="paragraph" style:parent-style-name="Text_20_body">
      <style:paragraph-properties fo:line-height="150%"/>
      <style:text-properties style:font-name="Ubuntu" fo:font-size="14pt" officeooo:rsid="00272d3b" officeooo:paragraph-rsid="00272d3b" style:font-size-asian="14pt" style:font-size-complex="14pt"/>
    </style:style>
    <style:style style:name="P15" style:family="paragraph" style:parent-style-name="Text_20_body">
      <style:paragraph-properties fo:line-height="150%"/>
      <style:text-properties style:font-name="Ubuntu" fo:font-size="14pt" officeooo:rsid="002b066d" officeooo:paragraph-rsid="002b066d" style:font-size-asian="14pt" style:font-size-complex="14pt"/>
    </style:style>
    <style:style style:name="P16" style:family="paragraph" style:parent-style-name="Text_20_body">
      <style:paragraph-properties fo:line-height="150%"/>
      <style:text-properties style:font-name="Ubuntu" fo:font-size="14pt" officeooo:rsid="002c1b42" officeooo:paragraph-rsid="002c1b42" style:font-size-asian="14pt" style:font-size-complex="14pt"/>
    </style:style>
    <style:style style:name="P17" style:family="paragraph" style:parent-style-name="Text_20_body">
      <style:paragraph-properties fo:line-height="150%"/>
      <style:text-properties style:font-name="Ubuntu" fo:font-size="14pt" officeooo:rsid="002dfa91" officeooo:paragraph-rsid="0032b9bc" style:font-size-asian="14pt" style:font-size-complex="14pt"/>
    </style:style>
    <style:style style:name="P18" style:family="paragraph" style:parent-style-name="Text_20_body">
      <style:paragraph-properties fo:line-height="150%"/>
      <style:text-properties style:font-name="Ubuntu" fo:font-size="14pt" officeooo:rsid="002dfa91" officeooo:paragraph-rsid="00312037" style:font-size-asian="14pt" style:font-size-complex="14pt"/>
    </style:style>
    <style:style style:name="P19" style:family="paragraph" style:parent-style-name="Text_20_body">
      <style:paragraph-properties fo:line-height="150%"/>
      <style:text-properties style:font-name="Ubuntu" fo:font-size="14pt" officeooo:rsid="00420589" officeooo:paragraph-rsid="00420589" style:font-size-asian="14pt" style:font-size-complex="14pt"/>
    </style:style>
    <style:style style:name="P20" style:family="paragraph" style:parent-style-name="Text_20_body">
      <style:paragraph-properties fo:line-height="150%"/>
      <style:text-properties style:font-name="Ubuntu" fo:font-size="14pt" officeooo:rsid="00349edb" officeooo:paragraph-rsid="00349edb" style:font-size-asian="14pt" style:font-size-complex="14pt"/>
    </style:style>
    <style:style style:name="P21" style:family="paragraph" style:parent-style-name="Text_20_body">
      <style:paragraph-properties fo:line-height="150%"/>
      <style:text-properties style:font-name="Ubuntu" fo:font-size="14pt" officeooo:rsid="0036210a" officeooo:paragraph-rsid="0036210a" style:font-size-asian="14pt" style:font-size-complex="14pt"/>
    </style:style>
    <style:style style:name="P22" style:family="paragraph" style:parent-style-name="Text_20_body">
      <style:paragraph-properties fo:line-height="150%"/>
      <style:text-properties style:font-name="Ubuntu" fo:font-size="14pt" officeooo:rsid="0037d75c" officeooo:paragraph-rsid="0037d75c" style:font-size-asian="14pt" style:font-size-complex="14pt"/>
    </style:style>
    <style:style style:name="P23" style:family="paragraph" style:parent-style-name="Text_20_body">
      <style:paragraph-properties fo:line-height="150%"/>
      <style:text-properties style:font-name="Ubuntu" fo:font-size="14pt" officeooo:rsid="0037d75c" officeooo:paragraph-rsid="003dd243" style:font-size-asian="14pt" style:font-size-complex="14pt"/>
    </style:style>
    <style:style style:name="P24" style:family="paragraph" style:parent-style-name="Text_20_body">
      <style:paragraph-properties fo:line-height="150%"/>
      <style:text-properties style:font-name="Ubuntu" fo:font-size="14pt" officeooo:rsid="0044c0dd" officeooo:paragraph-rsid="0044c0dd" style:font-size-asian="14pt" style:font-size-complex="14pt"/>
    </style:style>
    <style:style style:name="P25" style:family="paragraph" style:parent-style-name="Text_20_body">
      <style:paragraph-properties fo:line-height="150%"/>
      <style:text-properties style:font-name="Ubuntu" fo:font-size="14pt" officeooo:rsid="0044c0dd" officeooo:paragraph-rsid="004500d1" style:font-size-asian="14pt" style:font-size-complex="14pt"/>
    </style:style>
    <style:style style:name="P26" style:family="paragraph" style:parent-style-name="Text_20_body">
      <style:paragraph-properties fo:line-height="150%"/>
      <style:text-properties style:font-name="Ubuntu" fo:font-size="14pt" officeooo:rsid="004500d1" officeooo:paragraph-rsid="004500d1" style:font-size-asian="14pt" style:font-size-complex="14pt"/>
    </style:style>
    <style:style style:name="P27" style:family="paragraph" style:parent-style-name="Text_20_body">
      <style:paragraph-properties fo:line-height="150%"/>
      <style:text-properties style:font-name="Ubuntu" fo:font-size="14pt" officeooo:rsid="0046b252" officeooo:paragraph-rsid="0046b252" style:font-size-asian="14pt" style:font-size-complex="14pt"/>
    </style:style>
    <style:style style:name="P28" style:family="paragraph" style:parent-style-name="Text_20_body">
      <style:paragraph-properties fo:line-height="150%"/>
      <style:text-properties style:font-name="Ubuntu" fo:font-size="14pt" officeooo:rsid="0047d4df" officeooo:paragraph-rsid="004b285e" style:font-size-asian="14pt" style:font-size-complex="14pt"/>
    </style:style>
    <style:style style:name="P29" style:family="paragraph" style:parent-style-name="Text_20_body">
      <style:paragraph-properties fo:line-height="150%"/>
      <style:text-properties style:font-name="Ubuntu" fo:font-size="14pt" officeooo:rsid="0047d4df" officeooo:paragraph-rsid="0047d4df" style:font-size-asian="14pt" style:font-size-complex="14pt"/>
    </style:style>
    <style:style style:name="P30" style:family="paragraph" style:parent-style-name="Text_20_body">
      <style:paragraph-properties fo:line-height="150%"/>
      <style:text-properties style:font-name="Ubuntu" fo:font-size="14pt" officeooo:rsid="0047d4df" officeooo:paragraph-rsid="004ac725" style:font-size-asian="14pt" style:font-size-complex="14pt"/>
    </style:style>
    <style:style style:name="P31" style:family="paragraph" style:parent-style-name="Text_20_body">
      <style:paragraph-properties fo:line-height="150%"/>
      <style:text-properties style:font-name="Ubuntu" fo:font-size="14pt" officeooo:rsid="004c5854" officeooo:paragraph-rsid="004c5854" style:font-size-asian="14pt" style:font-size-complex="14pt"/>
    </style:style>
    <style:style style:name="P32" style:family="paragraph" style:parent-style-name="Text_20_body">
      <style:paragraph-properties fo:line-height="150%"/>
      <style:text-properties style:font-name="Ubuntu" fo:font-size="14pt" officeooo:rsid="004f1bf4" officeooo:paragraph-rsid="004f1bf4" style:font-size-asian="14pt" style:font-size-complex="14pt"/>
    </style:style>
    <style:style style:name="P33" style:family="paragraph" style:parent-style-name="Text_20_body">
      <style:paragraph-properties fo:line-height="150%"/>
      <style:text-properties style:font-name="Ubuntu" fo:font-size="14pt" officeooo:rsid="004d9183" officeooo:paragraph-rsid="004d9183" style:font-size-asian="14pt" style:font-size-complex="14pt"/>
    </style:style>
    <style:style style:name="P34" style:family="paragraph" style:parent-style-name="Text_20_body">
      <style:paragraph-properties fo:line-height="150%"/>
      <style:text-properties style:font-name="Ubuntu" fo:font-size="14pt" officeooo:rsid="00515c06" officeooo:paragraph-rsid="00515c06" style:font-size-asian="14pt" style:font-size-complex="14pt"/>
    </style:style>
    <style:style style:name="P35" style:family="paragraph" style:parent-style-name="Text_20_body">
      <style:paragraph-properties fo:line-height="150%"/>
      <style:text-properties style:font-name="Ubuntu" fo:font-size="14pt" officeooo:rsid="00515c06" officeooo:paragraph-rsid="00117877" style:font-size-asian="14pt" style:font-size-complex="14pt"/>
    </style:style>
    <style:style style:name="P36" style:family="paragraph" style:parent-style-name="Text_20_body">
      <style:paragraph-properties fo:line-height="150%"/>
      <style:text-properties style:font-name="Ubuntu" fo:font-size="14pt" officeooo:rsid="00519a06" officeooo:paragraph-rsid="00519a06" style:font-size-asian="14pt" style:font-size-complex="14pt"/>
    </style:style>
    <style:style style:name="P37" style:family="paragraph" style:parent-style-name="Text_20_body">
      <style:paragraph-properties fo:line-height="150%"/>
      <style:text-properties style:font-name="Ubuntu" fo:font-size="14pt" officeooo:rsid="00312037" officeooo:paragraph-rsid="00312037" style:font-size-asian="14pt" style:font-size-complex="14pt"/>
    </style:style>
    <style:style style:name="P38" style:family="paragraph" style:parent-style-name="Text_20_body">
      <style:paragraph-properties fo:line-height="150%"/>
      <style:text-properties style:font-name="Ubuntu" fo:font-size="14pt" officeooo:rsid="005550cd" officeooo:paragraph-rsid="005550cd" style:font-size-asian="14pt" style:font-size-complex="14pt"/>
    </style:style>
    <style:style style:name="P39" style:family="paragraph" style:parent-style-name="Title">
      <style:paragraph-properties fo:line-height="150%"/>
      <style:text-properties style:font-name="Ubuntu"/>
    </style:style>
    <style:style style:name="P40" style:family="paragraph" style:parent-style-name="Text_20_body">
      <style:paragraph-properties fo:line-height="150%"/>
      <style:text-properties style:font-name="Ubuntu" fo:font-size="14pt" officeooo:rsid="00570224" officeooo:paragraph-rsid="00570224" style:font-size-asian="14pt" style:font-size-complex="14pt"/>
    </style:style>
    <style:style style:name="P41" style:family="paragraph" style:parent-style-name="Text_20_body">
      <style:paragraph-properties fo:line-height="150%"/>
      <style:text-properties style:font-name="Ubuntu" fo:font-size="14pt" officeooo:rsid="00519a06" officeooo:paragraph-rsid="00519a06" style:font-size-asian="14pt" style:font-size-complex="14pt"/>
    </style:style>
    <style:style style:name="T1" style:family="text">
      <style:text-properties officeooo:rsid="000ee36f"/>
    </style:style>
    <style:style style:name="T2" style:family="text">
      <style:text-properties officeooo:rsid="0010072a"/>
    </style:style>
    <style:style style:name="T3" style:family="text">
      <style:text-properties officeooo:rsid="00117877"/>
    </style:style>
    <style:style style:name="T4" style:family="text">
      <style:text-properties officeooo:rsid="00130f1a"/>
    </style:style>
    <style:style style:name="T5" style:family="text">
      <style:text-properties officeooo:rsid="0014096e"/>
    </style:style>
    <style:style style:name="T6" style:family="text">
      <style:text-properties officeooo:rsid="0015fab8"/>
    </style:style>
    <style:style style:name="T7" style:family="text">
      <style:text-properties officeooo:rsid="0017db62"/>
    </style:style>
    <style:style style:name="T8" style:family="text">
      <style:text-properties officeooo:rsid="0019cf7f"/>
    </style:style>
    <style:style style:name="T9" style:family="text">
      <style:text-properties officeooo:rsid="001fb5e2"/>
    </style:style>
    <style:style style:name="T10" style:family="text">
      <style:text-properties officeooo:rsid="00212629"/>
    </style:style>
    <style:style style:name="T11" style:family="text">
      <style:text-properties officeooo:rsid="00222133"/>
    </style:style>
    <style:style style:name="T12" style:family="text">
      <style:text-properties officeooo:rsid="0022264a"/>
    </style:style>
    <style:style style:name="T13" style:family="text">
      <style:text-properties officeooo:rsid="00254af7"/>
    </style:style>
    <style:style style:name="T14" style:family="text">
      <style:text-properties officeooo:rsid="002f2920"/>
    </style:style>
    <style:style style:name="T15" style:family="text">
      <style:text-properties officeooo:rsid="00312037"/>
    </style:style>
    <style:style style:name="T16" style:family="text">
      <style:text-properties officeooo:rsid="0037d75c"/>
    </style:style>
    <style:style style:name="T17" style:family="text">
      <style:text-properties officeooo:rsid="0038ab68"/>
    </style:style>
    <style:style style:name="T18" style:family="text">
      <style:text-properties officeooo:rsid="0039fc88"/>
    </style:style>
    <style:style style:name="T19" style:family="text">
      <style:text-properties officeooo:rsid="003bc50f"/>
    </style:style>
    <style:style style:name="T20" style:family="text">
      <style:text-properties officeooo:rsid="003cca07"/>
    </style:style>
    <style:style style:name="T21" style:family="text">
      <style:text-properties officeooo:rsid="003dd243"/>
    </style:style>
    <style:style style:name="T22" style:family="text">
      <style:text-properties officeooo:rsid="00401772"/>
    </style:style>
    <style:style style:name="T23" style:family="text">
      <style:text-properties officeooo:rsid="00420589"/>
    </style:style>
    <style:style style:name="T24" style:family="text">
      <style:text-properties officeooo:rsid="004315b1"/>
    </style:style>
    <style:style style:name="T25" style:family="text">
      <style:text-properties officeooo:rsid="0044f999"/>
    </style:style>
    <style:style style:name="T26" style:family="text">
      <style:text-properties officeooo:rsid="004500d1"/>
    </style:style>
    <style:style style:name="T27" style:family="text">
      <style:text-properties officeooo:rsid="0047b3dc"/>
    </style:style>
    <style:style style:name="T28" style:family="text">
      <style:text-properties officeooo:rsid="004ac725"/>
    </style:style>
    <style:style style:name="T29" style:family="text">
      <style:text-properties officeooo:rsid="004b285e"/>
    </style:style>
    <style:style style:name="T30" style:family="text">
      <style:text-properties fo:font-style="normal" officeooo:rsid="004a38c2" style:font-style-asian="normal" style:font-style-complex="normal"/>
    </style:style>
    <style:style style:name="T31" style:family="text">
      <style:text-properties fo:font-style="normal" officeooo:rsid="004b285e" style:font-style-asian="normal" style:font-style-complex="normal"/>
    </style:style>
    <style:style style:name="T32" style:family="text">
      <style:text-properties officeooo:rsid="00515c06"/>
    </style:style>
    <style:style style:name="T33" style:family="text">
      <style:text-properties officeooo:rsid="00519a06"/>
    </style:style>
    <style:style style:name="T34" style:family="text">
      <style:text-properties officeooo:rsid="00529296"/>
    </style:style>
    <style:style style:name="T35" style:family="text">
      <style:text-properties officeooo:rsid="005550cd"/>
    </style:style>
    <style:style style:name="T36" style:family="text">
      <style:text-properties officeooo:rsid="005898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Comandos Li<text:span text:style-name="T1">nux</text:span></text:p>
      <text:p text:style-name="P1"/>
      <text:p text:style-name="P1">cd: Troca de diretório</text:p>
      <text:p text:style-name="P1"/>
      <text:p text:style-name="P1">ls: Lista o conteudo do diretório</text:p>
      <text:p text:style-name="P3"><text:tab/>ls -l: Lista <text:span text:style-name="T5">o conteudo de forma mais completa </text:span><text:span text:style-name="T24">e em coluna</text:span></text:p>
      <text:p text:style-name="P1"><text:tab/><text:span text:style-name="T4">ls -a: Lista todo o conteudo, incluindo os escondidos</text:span></text:p>
      <text:p text:style-name="P1"><text:tab/><text:span text:style-name="T5">ls -la: Junta os atributos -l e -a</text:span></text:p>
      <text:p text:style-name="P1"><text:tab/><text:span text:style-name="T5">ls -h: facilita a leitura </text:span><text:span text:style-name="T6">da lista</text:span></text:p>
      <text:p text:style-name="P2"><text:tab/><text:span text:style-name="T7">ls -lah: </text:span><text:span text:style-name="T5">Junta os atributos -l, -a </text:span><text:span text:style-name="T7">e -h</text:span></text:p>
      <text:p text:style-name="P2"><text:tab/><text:span text:style-name="T9">ls -R: lista o conteudo do diretório, incluindo todas as subpastas</text:span></text:p>
      <text:p text:style-name="P2"><text:tab/><text:span text:style-name="T32">ls -Rla: Junta os atributos -R, -l e -a</text:span></text:p>
      <text:p text:style-name="P2"/>
      <text:p text:style-name="P34">lscpu: Lista as informações da cpu</text:p>
      <text:p text:style-name="P1"/>
      <text:p text:style-name="P1">pwd: Mostra o caminho <text:span text:style-name="T2">até</text:span> o diretório atual</text:p>
      <text:p text:style-name="P1"/>
      <text:p text:style-name="P4">man: Mostra o manual de algum comando</text:p>
      <text:p text:style-name="P4"/>
      <text:p text:style-name="P5">mkdir: Cria diretório<text:span text:style-name="T8">s (pastas)</text:span></text:p>
      <text:p text:style-name="P5"><text:tab/><text:span text:style-name="T32">mkdir -p: Cria diretorios e subdiretorios (diretorios filhos)</text:span></text:p>
      <text:p text:style-name="P35"/>
      <text:p text:style-name="P34"><text:soft-page-break/>rmdir: Apaga diretorios vazios</text:p>
      <text:p text:style-name="P34"><text:tab/>rmdir -p: Apaga diretorios e subdiretorios (diretorios filhos)</text:p>
      <text:p text:style-name="P5"/>
      <text:p text:style-name="P5">touch: Cria arquivo<text:span text:style-name="T8">s</text:span> em branco</text:p>
      <text:p text:style-name="P5"/>
      <text:p text:style-name="P6">mv: Move /<text:span text:style-name="T8"> renomeia</text:span> arquivo<text:span text:style-name="T8">s</text:span> ou diretório<text:span text:style-name="T8">s </text:span></text:p>
      <text:p text:style-name="P5"/>
      <text:p text:style-name="P6">cp: Copia arquivo<text:span text:style-name="T8">s</text:span> ou diretório<text:span text:style-name="T8">s </text:span></text:p>
      <text:p text:style-name="P5"/>
      <text:p text:style-name="P7">rm: Deleta arquivos ou <text:span text:style-name="T3">diretório</text:span>s </text:p>
      <text:p text:style-name="P7"><text:tab/><text:span text:style-name="T19">rm -rf: deleta qualquer arquivo ou diretorio forçadamente</text:span></text:p>
      <text:p text:style-name="P7"><text:tab/><text:span text:style-name="T33">rm -i: Pede confirmação para deletar</text:span></text:p>
      <text:p text:style-name="P7"><text:tab/><text:span text:style-name="T33">rm -I: Pede confirmação se tiver mais de 3 arquivos</text:span></text:p>
      <text:p text:style-name="P7"><text:tab/><text:span text:style-name="T34">rm -rfI: Junta os atributos -r, -f, -I</text:span></text:p>
      <text:p text:style-name="P5"/>
      <text:p text:style-name="P8">sudo: Permissão de administrador (super usuario)</text:p>
      <text:p text:style-name="P8"/>
      <text:p text:style-name="P36">sudo dpkg: Manipula pacotes</text:p>
      <text:p text:style-name="P9"><text:tab/>sudo dpkg -i: Instala o pacote</text:p>
      <text:p text:style-name="P9"><text:tab/>sudo dpkg -r: Remove o pacote</text:p>
      <text:p text:style-name="P9"><text:tab/>sudo dpkg --purge: <text:span text:style-name="T10">Remove o pacote e todas as suas dependencias</text:span></text:p>
      <text:p text:style-name="P10"><text:tab/>dpkg -l: Lista todos os pacotes <text:span text:style-name="T10">instalados pelo dpkg</text:span> </text:p>
      <text:p text:style-name="P12"><text:tab/>dpkg -l | grep: Localiza um pacote</text:p>
      <text:p text:style-name="P12"><text:soft-page-break/><text:tab/><text:span text:style-name="T35">dpkg --configure -a: vai reconfigurar os pacotes, quando um pacote <text:tab/>quebrado for encontrado ele sera reparado</text:span></text:p>
      <text:p text:style-name="P11"/>
      <text:p text:style-name="P11">sudo apt install: Instala o pacote e suas dependencias</text:p>
      <text:p text:style-name="P11"><text:tab/><text:span text:style-name="T13">sudo apt install -f: </text:span><text:span text:style-name="T17">C</text:span><text:span text:style-name="T13">heca a ultima tentativa de download e instala as <text:tab/>dependencias que estão faltando</text:span></text:p>
      <text:p text:style-name="P11"/>
      <text:p text:style-name="P36">sudo apt remove: Remove programas</text:p>
      <text:p text:style-name="P11"/>
      <text:p text:style-name="P36">apt search: Procura e lista pacotes</text:p>
      <text:p text:style-name="P11"/>
      <text:p text:style-name="P11">sudo apt update: <text:span text:style-name="T17">D</text:span><text:span text:style-name="T12">eixa</text:span><text:span text:style-name="T11"> o sistema ciente sobre novas atualizações de softwares, ou seja, mostra novas versões de softwares</text:span></text:p>
      <text:p text:style-name="P11"/>
      <text:p text:style-name="P11">sudo apt upgrade: <text:span text:style-name="T11">Atualiza todos os softwares</text:span></text:p>
      <text:p text:style-name="P11"/>
      <text:p text:style-name="P36">sudo apt clean: Limpa repositorios que não estão sendo usados</text:p>
      <text:p text:style-name="P36"/>
      <text:p text:style-name="P36">sudo apt autoremove: Apaga pacotes que não estão sendo usados</text:p>
      <text:p text:style-name="P11"/>
      <text:p text:style-name="P13">apt-cache search: Procura os pacotes pelo nome</text:p>
      <text:p text:style-name="P13"/>
      <text:p text:style-name="P13">apt-cache show: Mostra as informações do pacote</text:p>
      <text:p text:style-name="P13"/>
      <text:p text:style-name="P14"><text:soft-page-break/>nano: (editor de texto) Edita arquivos, se não existir ele cria</text:p>
      <text:p text:style-name="P14"/>
      <text:p text:style-name="P15">cat: <text:span text:style-name="T17">P</text:span>rinta na tela (mostra) todo o conteudo de um determinado arquivo</text:p>
      <text:p text:style-name="P15"/>
      <text:p text:style-name="P36">tac: Printa na tela (mostra) o conteudo ao contrario, de baixo pra cima</text:p>
      <text:p text:style-name="P15"/>
      <text:p text:style-name="P34">less: Pagina o conteudo de um arquivo / diretorio e joga na tela</text:p>
      <text:p text:style-name="P15"/>
      <text:p text:style-name="P15">grep: <text:span text:style-name="T17">P</text:span>esquisa e mostra (filtra) um determinado conteudo de algum arquivo</text:p>
      <text:p text:style-name="P15"/>
      <text:p text:style-name="P16">!!: <text:span text:style-name="T17">R</text:span>epete o ultimo comando</text:p>
      <text:p text:style-name="P16"/>
      <text:p text:style-name="P16">sudo adduser: <text:span text:style-name="T17">C</text:span>ria um novo usuario</text:p>
      <text:p text:style-name="P16"/>
      <text:p text:style-name="P17"><text:span text:style-name="T15">sudo </text:span>su: <text:span text:style-name="T17">T</text:span>roca de <text:span text:style-name="T14">usuario</text:span></text:p>
      <text:p text:style-name="P17"/>
      <text:p text:style-name="P19">sudo su -: Troca de usuario</text:p>
      <text:p text:style-name="P16"/>
      <text:p text:style-name="P37">sudo addgroup: <text:span text:style-name="T17">C</text:span>ria um novo grupo</text:p>
      <text:p text:style-name="P37"/>
      <text:p text:style-name="P38">sudo groupdel: Deleta um grupo</text:p>
      <text:p text:style-name="P18"/>
      <text:p text:style-name="P20">whoami: mostra o nome do usuario atual</text:p>
      <text:p text:style-name="P20"><text:soft-page-break/></text:p>
      <text:p text:style-name="P21">id: <text:span text:style-name="T16">Lista</text:span> informações do usuario atual <text:span text:style-name="T16">(UID</text:span>, <text:span text:style-name="T16">GID</text:span> <text:span text:style-name="T16">e grupos inseridos)</text:span></text:p>
      <text:p text:style-name="P21"/>
      <text:p text:style-name="P22"><text:span text:style-name="T17">sudo </text:span>chown: <text:span text:style-name="T17">Troca o usuario ou grupo dono de um determinado arquivo</text:span></text:p>
      <text:p text:style-name="P22"/>
      <text:p text:style-name="P22"><text:span text:style-name="T18">sudo </text:span>userdel: <text:span text:style-name="T18">Deleta o usuario, mas não deleta seus arquivos, nem sua home</text:span></text:p>
      <text:p text:style-name="P22"/>
      <text:p text:style-name="P23"><text:span text:style-name="T22">sudo </text:span>usermod: <text:span text:style-name="T20">Modifica a conta do usuario</text:span></text:p>
      <text:p text:style-name="P23"><text:tab/><text:span text:style-name="T22">sudo </text:span>usermod -<text:span text:style-name="T21">aG</text:span>: <text:span text:style-name="T21">Adiciona o usuario a um grupo</text:span></text:p>
      <text:p text:style-name="P22"/>
      <text:p text:style-name="P22"><text:span text:style-name="T23">sudo </text:span>deluser: <text:span text:style-name="T23">Remove o usuario de um grupo</text:span></text:p>
      <text:p text:style-name="P22"/>
      <text:p text:style-name="P24">chmod: <text:span text:style-name="T25">Altera permissões de um arquivo / diretorio, é utilizado de varias formas</text:span></text:p>
      <text:p text:style-name="P25"><text:tab/>chmod <text:span text:style-name="T26">u=</text:span>: <text:span text:style-name="T26">Altera a permissão do usuario</text:span></text:p>
      <text:p text:style-name="P25"><text:tab/><text:span text:style-name="T26">chmod g=: Altera a permissão do grupo</text:span></text:p>
      <text:p text:style-name="P25"><text:tab/><text:span text:style-name="T26">chmod o=: Altera a permissão de outros</text:span></text:p>
      <text:p text:style-name="P26"><text:tab/>chmod u=,g=,o=,: Altera a permissão de todos</text:p>
      <text:p text:style-name="P27"/>
      <text:p text:style-name="P27"><text:span text:style-name="T27">exit</text:span>: Sai do usuario atual <text:span text:style-name="T27">ou sai do terminal</text:span></text:p>
      <text:p text:style-name="P27"/>
      <text:p text:style-name="P27">&gt;: <text:span text:style-name="T28">Redireciona a saida substituindo o conteudo anterior</text:span></text:p>
      <text:p text:style-name="P28"><text:tab/>ls &gt;: <text:s/><text:span text:style-name="T30">Sobrescreve o conteudo do arquivo com </text:span><text:span text:style-name="T31">o conteudo do diretorio</text:span></text:p>
      <text:p text:style-name="P29"><text:soft-page-break/></text:p>
      <text:p text:style-name="P30">&gt;&gt;: <text:span text:style-name="T30">Adiciona a saida no final do arquivo</text:span></text:p>
      <text:p text:style-name="P28"><text:tab/>ls &gt;&gt;: <text:span text:style-name="T29">Adiciona </text:span><text:span text:style-name="T31">o conteudo do diretorio no final do arquivo</text:span></text:p>
      <text:p text:style-name="P27"/>
      <text:p text:style-name="P31">1&gt;: Substitui o conteudo do arquivo pela saida padrão</text:p>
      <text:p text:style-name="P31"/>
      <text:p text:style-name="P31">1&gt;&gt;: Adiciona a saida padrão no final do arquivo</text:p>
      <text:p text:style-name="P31"/>
      <text:p text:style-name="P31">2&gt;: Substitui o conteudo do arquivo pela saida de erro</text:p>
      <text:p text:style-name="P31"/>
      <text:p text:style-name="P31">2&gt;&gt;: Adiciona a saida de erro no final do arquivo</text:p>
      <text:p text:style-name="P31"/>
      <text:p text:style-name="P31">&amp;&gt;: Substitui o conteudo do arquivo por todas as saidas</text:p>
      <text:p text:style-name="P31"/>
      <text:p text:style-name="P31">&amp;&gt;&gt;: Adiciona todas as saidas no final do arquivo</text:p>
      <text:p text:style-name="P31"/>
      <text:p text:style-name="P32">|: Redireciona a saida para outro comando</text:p>
      <text:p text:style-name="P31"/>
      <text:p text:style-name="P33">find: Encontra arquivos no sistema apartir de um diretorio</text:p>
      <text:p text:style-name="P33"><text:tab/>find <text:s/>-name: Encontra arquivos no sistema pelo nome</text:p>
      <text:p text:style-name="P33"/>
      <text:p text:style-name="P36">history: Mostra o historico dos comandos já digitados</text:p>
      <text:p text:style-name="P36"/>
      <text:p text:style-name="P36"><text:soft-page-break/>alias <text:s text:c="2"/>=” <text:s/>“: Vai embutir um comando a um parametro</text:p>
      <text:p text:style-name="P36"/>
      <text:p text:style-name="P40">tail: Lista as ultimas 10 linhas do arquivo, se não alterado</text:p>
      <text:p text:style-name="P40"><text:tab/>tail -f: Vai atualizando e listando conforme mais linhas vão sendo <text:tab/>adicionadas <text:span text:style-name="T36">no final</text:span></text:p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6T21:31:28.702278887</meta:creation-date>
    <dc:date>2022-08-11T17:01:26.561199505</dc:date>
    <meta:editing-duration>PT7H30M45S</meta:editing-duration>
    <meta:editing-cycles>12</meta:editing-cycles>
    <meta:generator>LibreOffice/7.0.4.2$Linux_X86_64 LibreOffice_project/00$Build-2</meta:generator>
    <meta:document-statistic meta:table-count="0" meta:image-count="0" meta:object-count="0" meta:page-count="7" meta:paragraph-count="84" meta:word-count="713" meta:character-count="4150" meta:non-whitespace-character-count="3482"/>
  </office:meta>
</office:document-meta>
</file>